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years old<text:hidden-text text:condition="ooow:!person.dob" text:string-value=" - born in "/><text:user-field-get style:data-style-name="N0" text:name="person.dob">0</text:user-field-get>, has the <text:user-field-get style:data-style-name="N0" text:name="person.favouriteFruit">0</text:user-field-get> as his favourite fruit. His current shirt is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font-face-decls>
    <style:font-face style:name="OpenSymbol" svg:font-family="OpenSymbol"/>
    <style:font-face style:font-family-generic="swiss" style:name="FreeSans1" svg:font-family="FreeSan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roid Sans" svg:font-family="'Droid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cfe7f5" draw:shadow-offset-x="0.1181in" draw:shadow-offset-y="0.1181in" draw:start-line-spacing-horizontal="0.1114in" draw:start-line-spacing-vertical="0.1114in" style:flow-with-text="false" svg:stroke-color="#808080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size-asian="10.5pt" style:font-size-complex="12pt" style:language-asian="zh" style:language-complex="hi" style:letter-kerning="true" style:use-window-font-color="true" fo:country="US" fo:font-size="12pt" fo:language="en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CN" style:country-complex="IN" style:font-name="Times New Roman" style:font-name-asian="Droid Sans" style:font-name-complex="FreeSans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style:font-name="Arial" style:font-name-asian="Droid Sans" style:font-name-complex="FreeSans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text:line-number="0" text:number-lines="false" fo:margin-bottom="0.0835in" fo:margin-top="0.0835in"/>
      <style:text-properties style:font-name-complex="FreeSans1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style:justify-single-word="false" text:line-number="0" text:number-lines="false" fo:text-align="center"/>
      <style:text-properties style:font-weight-asian="bold" style:font-weight-complex="bold" fo:font-weight="bold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 text:list-tab-stop-position="0.3in" fo:margin-left="0.3in" fo:text-indent="-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 text:list-tab-stop-position="0.4in" fo:margin-left="0.4in" fo:text-indent="-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 text:list-tab-stop-position="0.5in" fo:margin-left="0.5in" fo:text-indent="-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 text:list-tab-stop-position="0.6in" fo:margin-left="0.6in" fo:text-indent="-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 text:list-tab-stop-position="0.7in" fo:margin-left="0.7in" fo:text-indent="-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 text:list-tab-stop-position="0.8in" fo:margin-left="0.8in" fo:text-indent="-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 text:list-tab-stop-position="0.9in" fo:margin-left="0.9in" fo:text-indent="-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 text:list-tab-stop-position="1in" fo:margin-left="1in" fo:text-indent="-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 text:list-tab-stop-position="1.1in" fo:margin-left="1.1in" fo:text-indent="-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 text:list-tab-stop-position="1.2in" fo:margin-left="1.2in" fo:text-indent="-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style style:family="table-cell">
      <style:table-cell-properties fo:border="0pt solid #000000"/>
    </style:default-style>
  </office:styles>
  <office:automatic-styles>
    <style:page-layout style:name="Mpm1">
      <style:page-layout-properties style:footnote-max-height="0in" style:num-format="1" style:print-orientation="portrait" style:writing-mode="lr-tb" fo:margin="0.7874in" fo:margin-bottom="0.7874in" fo:margin-left="0.7874in" fo:margin-right="0.7874in" fo:margin-top="0.7874in" fo:page-height="11.6929in" fo:page-width="8.2681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9:00:11</meta:creation-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18" meta:character-count="76" meta:non-whitespace-character-count="60"/>
  </office:meta>
</office:document-meta>
</file>